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style="italic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2.5cm" svg:y="2.25cm">
          <draw:text-box>
            <text:p><text:span text:style-name="T1">R </text:span><text:span text:style-name="T2">[n]</text:span></text:p>
          </draw:text-box>
        </draw:frame>
        <draw:frame draw:style-name="gr1" draw:text-style-name="P2" draw:layer="layout" svg:width="1cm" svg:height="1.65cm" svg:x="17.9cm" svg:y="7.65cm">
          <draw:text-box>
            <text:p><text:span text:style-name="T2">n</text:span></text:p>
          </draw:text-box>
        </draw:frame>
        <draw:frame draw:style-name="gr2" draw:text-style-name="P3" draw:layer="layout" svg:width="15.999cm" svg:height="8.999cm" svg:x="2.1cm" svg:y="3.4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2-01T19:29:39.968592049</dc:date>
    <meta:editing-duration>PT16M33S</meta:editing-duration>
    <meta:editing-cycles>21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54508">
                <text:p>0.154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404508">
                <text:p>-0.404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404508">
                <text:p>-0.404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54508">
                <text:p>0.154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4508">
                <text:p>0.154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404508">
                <text:p>-0.404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404508">
                <text:p>-0.404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54508">
                <text:p>0.154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